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b1ec" officeooo:paragraph-rsid="0013b1ec" style:font-size-asian="12pt" style:font-size-complex="12pt"/>
    </style:style>
    <style:style style:name="P2" style:family="paragraph" style:parent-style-name="Standard">
      <style:text-properties fo:font-size="12pt" officeooo:rsid="0014cf31" officeooo:paragraph-rsid="0014cf31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officeooo:rsid="0014cf31" officeooo:paragraph-rsid="0014cf31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2a5ba" officeooo:paragraph-rsid="0012a5ba" style:font-size-asian="12pt" style:font-size-complex="12pt"/>
    </style:style>
    <style:style style:name="P5" style:family="paragraph" style:parent-style-name="Standard">
      <style:text-properties fo:font-size="12pt" style:text-underline-style="none" officeooo:rsid="0014cf31" officeooo:paragraph-rsid="0014cf31" style:font-size-asian="12pt" style:font-size-complex="12pt"/>
    </style:style>
    <style:style style:name="P6" style:family="paragraph" style:parent-style-name="Standard">
      <style:text-properties style:font-name="San-serif" fo:font-size="12pt" style:text-underline-style="solid" style:text-underline-width="auto" style:text-underline-color="font-color" officeooo:rsid="0014cf31" officeooo:paragraph-rsid="0014cf31" style:font-size-asian="12pt" style:font-size-complex="12pt"/>
    </style:style>
    <style:style style:name="P7" style:family="paragraph" style:parent-style-name="Standard">
      <style:text-properties style:font-name="San-serif" fo:font-size="12pt" style:text-underline-style="solid" style:text-underline-width="auto" style:text-underline-color="font-color" officeooo:rsid="0014dac7" officeooo:paragraph-rsid="0014dac7" style:font-size-asian="12pt" style:font-size-complex="12pt"/>
    </style:style>
    <style:style style:name="P8" style:family="paragraph" style:parent-style-name="Standard">
      <style:text-properties style:font-name="San-serif" fo:font-size="12pt" style:text-underline-style="none" officeooo:rsid="0014cf31" officeooo:paragraph-rsid="0014cf31" style:font-size-asian="12pt" style:font-size-complex="12pt"/>
    </style:style>
    <style:style style:name="P9" style:family="paragraph" style:parent-style-name="Standard">
      <style:text-properties style:font-name="San-serif" fo:font-size="12pt" style:text-underline-style="none" officeooo:rsid="0014dac7" officeooo:paragraph-rsid="0014dac7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7pt"/>
    </style:style>
    <style:style style:name="T3" style:family="text">
      <style:text-properties style:font-name="sans-serif" fo:font-size="18.75pt"/>
    </style:style>
    <style:style style:name="T4" style:family="text">
      <style:text-properties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29</text:span></text:p>
      <text:p text:style-name="P1"><text:span text:style-name="T1">toujours faire un constructeur par défaut , surtout dans la class parent dans lhéritage.</text:span></text:p>
      <text:p text:style-name="P2"><text:span text:style-name="T1">Si pas de constructeur par defaut, dans la classe enfant il faut invoqué le constructeur adéquat parent avec « super (arg1,arg2)</text:span></text:p>
      <text:p text:style-name="P2"><text:span text:style-name="T1"/></text:p>
      <text:p text:style-name="P2"><text:span text:style-name="T1">Annotation Override</text:span></text:p>
      <text:p text:style-name="P2"><text:span text:style-name="T1">*Le mot-clé @override permet d’annoter une méthode qui esthéritée de la classe parente.</text:span></text:p>
      <text:p text:style-name="P2"><text:span text:style-name="T1">*C’est une directive au compilateur : il vérifiera que la méthodeest correctement utilisée (mêmes arguments, même type devaleur de retour) et affichera un message d’avertissement si cen’est pas le cas.</text:span></text:p>
      <text:p text:style-name="P2"><text:span text:style-name="T1"/></text:p>
      <text:p text:style-name="P3"><text:span text:style-name="T1">Classe abstraite :</text:span></text:p>
      <text:p text:style-name="P5"><text:span text:style-name="T1">on la definie « abstract class maclasse{} », idem pour les methodes </text:span></text:p>
      <text:p text:style-name="P5"><text:span text:style-name="T1">« abstract void mamethode() ; »</text:span></text:p>
      <text:p text:style-name="P5"><text:span text:style-name="T1"/></text:p>
      <text:p text:style-name="P3"><text:span text:style-name="T1">Interface</text:span></text:p>
      <text:p text:style-name="P5"><text:span text:style-name="T1">Une interface est une classe totalement abstraite. L’équivalent en C++ est une classe abstraite n’ayant que des méthodes virtuelles pures.</text:span></text:p>
      <text:p text:style-name="P5"><text:span text:style-name="T1"/></text:p>
      <text:p text:style-name="P6">Ex syntaxe :</text:p>
      <text:p text:style-name="P8">public class monApplet extends Applet implements Runnable, KeyListener</text:p>
      <text:p text:style-name="P8"/>
      <text:p text:style-name="P7">Généricité :</text:p>
      <text:p text:style-name="P9">Generique&lt;Integer&gt; g1 = new Generique&lt;Integer&gt;(99);Generique&lt;String&gt; g2 = new Generique&lt;String&gt;("Hello");Integer i = new Integer(args[0]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38:11.505590001</meta:creation-date>
    <dc:date>2020-03-10T01:28:51.528701263</dc:date>
    <meta:editing-duration>PT13H30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9" meta:character-count="1022" meta:non-whitespace-character-count="887"/>
  </office:meta>
</office:document-meta>
</file>